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igin_B_2019.12.16_13.40.04_for2000s_60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083" calcext:value-type="float">
            <text:p>2408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535" calcext:value-type="float">
            <text:p>2253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793" calcext:value-type="float">
            <text:p>2279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0481" calcext:value-type="float">
            <text:p>13048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2441" calcext:value-type="float">
            <text:p>1424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78682" calcext:value-type="float">
            <text:p>17868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0758" calcext:value-type="float">
            <text:p>14075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64281" calcext:value-type="float">
            <text:p>16428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23674" calcext:value-type="float">
            <text:p>12367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26554" calcext:value-type="float">
            <text:p>12655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648" calcext:value-type="float">
            <text:p>246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3154" calcext:value-type="float">
            <text:p>15315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6672" calcext:value-type="float">
            <text:p>15667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39267" calcext:value-type="float">
            <text:p>1392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30492" calcext:value-type="float">
            <text:p>13049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1364" calcext:value-type="float">
            <text:p>14136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31200" calcext:value-type="float">
            <text:p>13120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375" calcext:value-type="float">
            <text:p>14537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220" calcext:value-type="float">
            <text:p>14522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030" calcext:value-type="float">
            <text:p>14503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8972" calcext:value-type="float">
            <text:p>2897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4921" calcext:value-type="float">
            <text:p>15492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78425" calcext:value-type="float">
            <text:p>17842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91619" calcext:value-type="float">
            <text:p>19161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0768" calcext:value-type="float">
            <text:p>2007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7851" calcext:value-type="float">
            <text:p>14785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593" calcext:value-type="float">
            <text:p>14559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3671" calcext:value-type="float">
            <text:p>15367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6998" calcext:value-type="float">
            <text:p>16699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68940" calcext:value-type="float">
            <text:p>16894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60558" calcext:value-type="float">
            <text:p>16055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4687" calcext:value-type="float">
            <text:p>12468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4391" calcext:value-type="float">
            <text:p>4439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0910" calcext:value-type="float">
            <text:p>2009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0524" calcext:value-type="float">
            <text:p>23052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16553" calcext:value-type="float">
            <text:p>21655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2221" calcext:value-type="float">
            <text:p>2022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92612" calcext:value-type="float">
            <text:p>19261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3292" calcext:value-type="float">
            <text:p>22329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5049" calcext:value-type="float">
            <text:p>20504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16263" calcext:value-type="float">
            <text:p>21626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6101" calcext:value-type="float">
            <text:p>20610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8202" calcext:value-type="float">
            <text:p>5820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606" calcext:value-type="float">
            <text:p>2660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777" calcext:value-type="float">
            <text:p>2677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017" calcext:value-type="float">
            <text:p>2501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6713" calcext:value-type="float">
            <text:p>267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4707" calcext:value-type="float">
            <text:p>10470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86188" calcext:value-type="float">
            <text:p>18618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2446" calcext:value-type="float">
            <text:p>22244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8073" calcext:value-type="float">
            <text:p>2280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9565" calcext:value-type="float">
            <text:p>22956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1095" calcext:value-type="float">
            <text:p>25109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2266" calcext:value-type="float">
            <text:p>7226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16869" calcext:value-type="float">
            <text:p>21686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33890" calcext:value-type="float">
            <text:p>23389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5173" calcext:value-type="float">
            <text:p>19517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7857" calcext:value-type="float">
            <text:p>22785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79698" calcext:value-type="float">
            <text:p>17969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42741" calcext:value-type="float">
            <text:p>24274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12631" calcext:value-type="float">
            <text:p>21263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7496" calcext:value-type="float">
            <text:p>20749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9600" calcext:value-type="float">
            <text:p>1296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1399" calcext:value-type="float">
            <text:p>2139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72773" calcext:value-type="float">
            <text:p>17277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70399" calcext:value-type="float">
            <text:p>27039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5975" calcext:value-type="float">
            <text:p>15597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2150" calcext:value-type="float">
            <text:p>25215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58326" calcext:value-type="float">
            <text:p>2583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0908" calcext:value-type="float">
            <text:p>25090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36238" calcext:value-type="float">
            <text:p>23623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30572" calcext:value-type="float">
            <text:p>23057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1877" calcext:value-type="float">
            <text:p>26187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4200" calcext:value-type="float">
            <text:p>1042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0832" calcext:value-type="float">
            <text:p>5083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4037" calcext:value-type="float">
            <text:p>19403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9072" calcext:value-type="float">
            <text:p>22907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8872" calcext:value-type="float">
            <text:p>19887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16330" calcext:value-type="float">
            <text:p>21633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87942" calcext:value-type="float">
            <text:p>18794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42831" calcext:value-type="float">
            <text:p>2428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3156" calcext:value-type="float">
            <text:p>20315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86352" calcext:value-type="float">
            <text:p>18635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94371" calcext:value-type="float">
            <text:p>19437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1377" calcext:value-type="float">
            <text:p>2137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1377" calcext:value-type="float">
            <text:p>2137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6980" calcext:value-type="float">
            <text:p>20698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62270" calcext:value-type="float">
            <text:p>16227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8804" calcext:value-type="float">
            <text:p>19880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78065" calcext:value-type="float">
            <text:p>17806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7822" calcext:value-type="float">
            <text:p>17782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6640" calcext:value-type="float">
            <text:p>19664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5723" calcext:value-type="float">
            <text:p>20572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3826" calcext:value-type="float">
            <text:p>19382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65743" calcext:value-type="float">
            <text:p>16574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0255" calcext:value-type="float">
            <text:p>2002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9880" calcext:value-type="float">
            <text:p>19988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9189" calcext:value-type="float">
            <text:p>1918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356" calcext:value-type="float">
            <text:p>1935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138" calcext:value-type="float">
            <text:p>2013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7784" calcext:value-type="float">
            <text:p>4778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9570" calcext:value-type="float">
            <text:p>19957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0018" calcext:value-type="float">
            <text:p>170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6798" calcext:value-type="float">
            <text:p>17679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24159" calcext:value-type="float">
            <text:p>2241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63320" calcext:value-type="float">
            <text:p>1633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2805" calcext:value-type="float">
            <text:p>6280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910" calcext:value-type="float">
            <text:p>159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8716" calcext:value-type="float">
            <text:p>187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8893" calcext:value-type="float">
            <text:p>6889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97139" calcext:value-type="float">
            <text:p>19713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88291" calcext:value-type="float">
            <text:p>18829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9196" calcext:value-type="float">
            <text:p>20919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47336" calcext:value-type="float">
            <text:p>24733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50439" calcext:value-type="float">
            <text:p>15043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78027" calcext:value-type="float">
            <text:p>17802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60552" calcext:value-type="float">
            <text:p>16055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87665" calcext:value-type="float">
            <text:p>18766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14600" calcext:value-type="float">
            <text:p>11460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3735" calcext:value-type="float">
            <text:p>22373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7737" calcext:value-type="float">
            <text:p>15773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86943" calcext:value-type="float">
            <text:p>18694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6027" calcext:value-type="float">
            <text:p>13602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874" calcext:value-type="float">
            <text:p>15087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1571" calcext:value-type="float">
            <text:p>14157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81076" calcext:value-type="float">
            <text:p>18107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0219" calcext:value-type="float">
            <text:p>15021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6482" calcext:value-type="float">
            <text:p>15648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1873" calcext:value-type="float">
            <text:p>5187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869" calcext:value-type="float">
            <text:p>1486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347" calcext:value-type="float">
            <text:p>2034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994" calcext:value-type="float">
            <text:p>3099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1487" calcext:value-type="float">
            <text:p>8148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2034" calcext:value-type="float">
            <text:p>8203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4476" calcext:value-type="float">
            <text:p>6447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0159" calcext:value-type="float">
            <text:p>801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9162" calcext:value-type="float">
            <text:p>7916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0641" calcext:value-type="float">
            <text:p>8064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1327" calcext:value-type="float">
            <text:p>7132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9286" calcext:value-type="float">
            <text:p>10928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4182" calcext:value-type="float">
            <text:p>5418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3348" calcext:value-type="float">
            <text:p>12334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0083" calcext:value-type="float">
            <text:p>9008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1368" calcext:value-type="float">
            <text:p>8136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7486" calcext:value-type="float">
            <text:p>8748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8451" calcext:value-type="float">
            <text:p>8845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8202" calcext:value-type="float">
            <text:p>8820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7387" calcext:value-type="float">
            <text:p>8738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5656" calcext:value-type="float">
            <text:p>8565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9373" calcext:value-type="float">
            <text:p>2937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6852" calcext:value-type="float">
            <text:p>5685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4113" calcext:value-type="float">
            <text:p>941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5462" calcext:value-type="float">
            <text:p>10546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0139" calcext:value-type="float">
            <text:p>10013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7341" calcext:value-type="float">
            <text:p>9734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3673" calcext:value-type="float">
            <text:p>8367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3065" calcext:value-type="float">
            <text:p>7306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5283" calcext:value-type="float">
            <text:p>7528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8848" calcext:value-type="float">
            <text:p>7884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6269" calcext:value-type="float">
            <text:p>8626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507" calcext:value-type="float">
            <text:p>155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1185" calcext:value-type="float">
            <text:p>5118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0136" calcext:value-type="float">
            <text:p>801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7513" calcext:value-type="float">
            <text:p>775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1326" calcext:value-type="float">
            <text:p>7132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3591" calcext:value-type="float">
            <text:p>735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8094" calcext:value-type="float">
            <text:p>8809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7871" calcext:value-type="float">
            <text:p>6787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0717" calcext:value-type="float">
            <text:p>8071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8837" calcext:value-type="float">
            <text:p>8883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9171" calcext:value-type="float">
            <text:p>1917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625" calcext:value-type="float">
            <text:p>156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769" calcext:value-type="float">
            <text:p>1476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5947" calcext:value-type="float">
            <text:p>3594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1399" calcext:value-type="float">
            <text:p>7139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2656" calcext:value-type="float">
            <text:p>5265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7645" calcext:value-type="float">
            <text:p>6764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8558" calcext:value-type="float">
            <text:p>7855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7565" calcext:value-type="float">
            <text:p>7756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1280" calcext:value-type="float">
            <text:p>7128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9198" calcext:value-type="float">
            <text:p>4919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1526" calcext:value-type="float">
            <text:p>2152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5202" calcext:value-type="float">
            <text:p>4520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8338" calcext:value-type="float">
            <text:p>4833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2510" calcext:value-type="float">
            <text:p>425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4233" calcext:value-type="float">
            <text:p>4423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1358" calcext:value-type="float">
            <text:p>5135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9494" calcext:value-type="float">
            <text:p>4949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0608" calcext:value-type="float">
            <text:p>4060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2044" calcext:value-type="float">
            <text:p>4204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5950" calcext:value-type="float">
            <text:p>3595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8255" calcext:value-type="float">
            <text:p>3825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662" calcext:value-type="float">
            <text:p>1266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1575" calcext:value-type="float">
            <text:p>315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4731" calcext:value-type="float">
            <text:p>4473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9410" calcext:value-type="float">
            <text:p>394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6879" calcext:value-type="float">
            <text:p>4687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2391" calcext:value-type="float">
            <text:p>4239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9846" calcext:value-type="float">
            <text:p>4984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1499" calcext:value-type="float">
            <text:p>4149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4323" calcext:value-type="float">
            <text:p>5432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9465" calcext:value-type="float">
            <text:p>4946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59" calcext:value-type="float">
            <text:p>145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3618" calcext:value-type="float">
            <text:p>136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3310" calcext:value-type="float">
            <text:p>1331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9231" calcext:value-type="float">
            <text:p>1923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9320" calcext:value-type="float">
            <text:p>3932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9374" calcext:value-type="float">
            <text:p>5937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1004" calcext:value-type="float">
            <text:p>6100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4678" calcext:value-type="float">
            <text:p>5467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9582" calcext:value-type="float">
            <text:p>4958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3142" calcext:value-type="float">
            <text:p>4314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985" calcext:value-type="float">
            <text:p>1398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3666" calcext:value-type="float">
            <text:p>1366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3726" calcext:value-type="float">
            <text:p>1372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703" calcext:value-type="float">
            <text:p>1170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207" calcext:value-type="float">
            <text:p>1220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2473" calcext:value-type="float">
            <text:p>1247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2684" calcext:value-type="float">
            <text:p>1268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104" calcext:value-type="float">
            <text:p>1410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47" calcext:value-type="float">
            <text:p>1444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983" calcext:value-type="float">
            <text:p>1198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3797" calcext:value-type="float">
            <text:p>1379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625" calcext:value-type="float">
            <text:p>1462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3479" calcext:value-type="float">
            <text:p>1347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633" calcext:value-type="float">
            <text:p>1763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7464" calcext:value-type="float">
            <text:p>1746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7001" calcext:value-type="float">
            <text:p>1700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6129" calcext:value-type="float">
            <text:p>1612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7753" calcext:value-type="float">
            <text:p>1775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3355" calcext:value-type="float">
            <text:p>5335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4222" calcext:value-type="float">
            <text:p>5422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0356" calcext:value-type="float">
            <text:p>6035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6592" calcext:value-type="float">
            <text:p>265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6204" calcext:value-type="float">
            <text:p>1620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6467" calcext:value-type="float">
            <text:p>1646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5947" calcext:value-type="float">
            <text:p>1594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5942" calcext:value-type="float">
            <text:p>1594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7736" calcext:value-type="float">
            <text:p>1773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7477" calcext:value-type="float">
            <text:p>1747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8578" calcext:value-type="float">
            <text:p>1857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783" calcext:value-type="float">
            <text:p>1678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785" calcext:value-type="float">
            <text:p>1178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6855" calcext:value-type="float">
            <text:p>1685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7008" calcext:value-type="float">
            <text:p>1700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5662" calcext:value-type="float">
            <text:p>1566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5635" calcext:value-type="float">
            <text:p>1563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5925" calcext:value-type="float">
            <text:p>1592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5092" calcext:value-type="float">
            <text:p>4509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3313" calcext:value-type="float">
            <text:p>5331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8174" calcext:value-type="float">
            <text:p>1817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6688" calcext:value-type="float">
            <text:p>1668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6804" calcext:value-type="float">
            <text:p>1680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8625" calcext:value-type="float">
            <text:p>1862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1804" calcext:value-type="float">
            <text:p>5180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9668" calcext:value-type="float">
            <text:p>5966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7672" calcext:value-type="float">
            <text:p>6767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7574" calcext:value-type="float">
            <text:p>4757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0157" calcext:value-type="float">
            <text:p>7015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4330" calcext:value-type="float">
            <text:p>4433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5194" calcext:value-type="float">
            <text:p>1519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7509" calcext:value-type="float">
            <text:p>275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4527" calcext:value-type="float">
            <text:p>7452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2880" calcext:value-type="float">
            <text:p>7288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9932" calcext:value-type="float">
            <text:p>1993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5121" calcext:value-type="float">
            <text:p>1512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9359" calcext:value-type="float">
            <text:p>2935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3828" calcext:value-type="float">
            <text:p>4382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7332" calcext:value-type="float">
            <text:p>4733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9352" calcext:value-type="float">
            <text:p>4935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1360" calcext:value-type="float">
            <text:p>5136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2491" calcext:value-type="float">
            <text:p>5249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9189" calcext:value-type="float">
            <text:p>3918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953" calcext:value-type="float">
            <text:p>1795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713" calcext:value-type="float">
            <text:p>147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6778" calcext:value-type="float">
            <text:p>1677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718" calcext:value-type="float">
            <text:p>1471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5394" calcext:value-type="float">
            <text:p>1539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5848" calcext:value-type="float">
            <text:p>1584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3864" calcext:value-type="float">
            <text:p>1386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5921" calcext:value-type="float">
            <text:p>1592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6792" calcext:value-type="float">
            <text:p>3679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5122" calcext:value-type="float">
            <text:p>4512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6258" calcext:value-type="float">
            <text:p>3625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0977" calcext:value-type="float">
            <text:p>3097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8816" calcext:value-type="float">
            <text:p>3881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0042" calcext:value-type="float">
            <text:p>4004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3397" calcext:value-type="float">
            <text:p>3339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3081" calcext:value-type="float">
            <text:p>4308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5025" calcext:value-type="float">
            <text:p>2502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13" calcext:value-type="float">
            <text:p>1441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7009" calcext:value-type="float">
            <text:p>2700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7154" calcext:value-type="float">
            <text:p>3715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8053" calcext:value-type="float">
            <text:p>4805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70341" calcext:value-type="float">
            <text:p>7034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3205" calcext:value-type="float">
            <text:p>5320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6550" calcext:value-type="float">
            <text:p>6655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5723" calcext:value-type="float">
            <text:p>5572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3043" calcext:value-type="float">
            <text:p>1304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972" calcext:value-type="float">
            <text:p>1497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3622" calcext:value-type="float">
            <text:p>1362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5256" calcext:value-type="float">
            <text:p>1525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5478" calcext:value-type="float">
            <text:p>1547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2906" calcext:value-type="float">
            <text:p>1290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763" calcext:value-type="float">
            <text:p>1276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207" calcext:value-type="float">
            <text:p>1120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7286" calcext:value-type="float">
            <text:p>1728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9704" calcext:value-type="float">
            <text:p>3970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3162" calcext:value-type="float">
            <text:p>5316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9708" calcext:value-type="float">
            <text:p>3970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8164" calcext:value-type="float">
            <text:p>3816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6812" calcext:value-type="float">
            <text:p>2681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9932" calcext:value-type="float">
            <text:p>2993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4294" calcext:value-type="float">
            <text:p>3429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4840" calcext:value-type="float">
            <text:p>2484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2022" calcext:value-type="float">
            <text:p>3202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5979" calcext:value-type="float">
            <text:p>3597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7730" calcext:value-type="float">
            <text:p>277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5624" calcext:value-type="float">
            <text:p>2562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4747" calcext:value-type="float">
            <text:p>2474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0936" calcext:value-type="float">
            <text:p>2093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0093" calcext:value-type="float">
            <text:p>3009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8969" calcext:value-type="float">
            <text:p>2896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5082" calcext:value-type="float">
            <text:p>3508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5760" calcext:value-type="float">
            <text:p>3576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7844" calcext:value-type="float">
            <text:p>2784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4870" calcext:value-type="float">
            <text:p>4487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0117" calcext:value-type="float">
            <text:p>4011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525" calcext:value-type="float">
            <text:p>1452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8206" calcext:value-type="float">
            <text:p>3820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3748" calcext:value-type="float">
            <text:p>4374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8544" calcext:value-type="float">
            <text:p>1854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6102" calcext:value-type="float">
            <text:p>2610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3682" calcext:value-type="float">
            <text:p>1368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origin_B_2019.12.16_13.40.04_for2000s_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8035" calcext:value-type="float">
            <text:p>178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0264" calcext:value-type="float">
            <text:p>190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010" calcext:value-type="float">
            <text:p>790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940" calcext:value-type="float">
            <text:p>219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424" calcext:value-type="float">
            <text:p>40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3318" calcext:value-type="float">
            <text:p>153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9331" calcext:value-type="float">
            <text:p>1593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7899" calcext:value-type="float">
            <text:p>157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2756" calcext:value-type="float">
            <text:p>162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3776" calcext:value-type="float">
            <text:p>1637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9678" calcext:value-type="float">
            <text:p>2796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2253" calcext:value-type="float">
            <text:p>2222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71" calcext:value-type="float">
            <text:p>298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879" calcext:value-type="float">
            <text:p>318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015" calcext:value-type="float">
            <text:p>31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9040" calcext:value-type="float">
            <text:p>1590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205" calcext:value-type="float">
            <text:p>2022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3437" calcext:value-type="float">
            <text:p>2034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206" calcext:value-type="float">
            <text:p>2112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1928" calcext:value-type="float">
            <text:p>2119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1852" calcext:value-type="float">
            <text:p>2218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874" calcext:value-type="float">
            <text:p>678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320" calcext:value-type="float">
            <text:p>243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853" calcext:value-type="float">
            <text:p>238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720" calcext:value-type="float">
            <text:p>237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809" calcext:value-type="float">
            <text:p>238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167" calcext:value-type="float">
            <text:p>241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070" calcext:value-type="float">
            <text:p>240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169" calcext:value-type="float">
            <text:p>241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306" calcext:value-type="float">
            <text:p>253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158" calcext:value-type="float">
            <text:p>24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72" calcext:value-type="float">
            <text:p>144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03" calcext:value-type="float">
            <text:p>130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164" calcext:value-type="float">
            <text:p>181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216" calcext:value-type="float">
            <text:p>192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411" calcext:value-type="float">
            <text:p>194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959" calcext:value-type="float">
            <text:p>209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272" calcext:value-type="float">
            <text:p>202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688" calcext:value-type="float">
            <text:p>196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822" calcext:value-type="float">
            <text:p>178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488" calcext:value-type="float">
            <text:p>234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11" calcext:value-type="float">
            <text:p>233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777" calcext:value-type="float">
            <text:p>227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375" calcext:value-type="float">
            <text:p>43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641" calcext:value-type="float">
            <text:p>2016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7045" calcext:value-type="float">
            <text:p>1870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9825" calcext:value-type="float">
            <text:p>2498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4298" calcext:value-type="float">
            <text:p>1842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7767" calcext:value-type="float">
            <text:p>2177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668" calcext:value-type="float">
            <text:p>766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5742" calcext:value-type="float">
            <text:p>757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481" calcext:value-type="float">
            <text:p>2004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0129" calcext:value-type="float">
            <text:p>2401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7151" calcext:value-type="float">
            <text:p>2071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6410" calcext:value-type="float">
            <text:p>1764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0823" calcext:value-type="float">
            <text:p>2208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5093" calcext:value-type="float">
            <text:p>1850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1087" calcext:value-type="float">
            <text:p>1810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2904" calcext:value-type="float">
            <text:p>2429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2304" calcext:value-type="float">
            <text:p>1923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710" calcext:value-type="float">
            <text:p>187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159" calcext:value-type="float">
            <text:p>691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710" calcext:value-type="float">
            <text:p>957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324" calcext:value-type="float">
            <text:p>1273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5049" calcext:value-type="float">
            <text:p>2050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9899" calcext:value-type="float">
            <text:p>2398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9522" calcext:value-type="float">
            <text:p>1995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8034" calcext:value-type="float">
            <text:p>1980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3592" calcext:value-type="float">
            <text:p>2235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5168" calcext:value-type="float">
            <text:p>2051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6022" calcext:value-type="float">
            <text:p>1960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842" calcext:value-type="float">
            <text:p>1588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634" calcext:value-type="float">
            <text:p>166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371" calcext:value-type="float">
            <text:p>243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998" calcext:value-type="float">
            <text:p>1029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8310" calcext:value-type="float">
            <text:p>1383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6903" calcext:value-type="float">
            <text:p>1369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888" calcext:value-type="float">
            <text:p>1308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6678" calcext:value-type="float">
            <text:p>1366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461" calcext:value-type="float">
            <text:p>1354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1124" calcext:value-type="float">
            <text:p>141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640" calcext:value-type="float">
            <text:p>1286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3392" calcext:value-type="float">
            <text:p>333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358" calcext:value-type="float">
            <text:p>403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218" calcext:value-type="float">
            <text:p>942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4064" calcext:value-type="float">
            <text:p>1640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0637" calcext:value-type="float">
            <text:p>2206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887" calcext:value-type="float">
            <text:p>1468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8993" calcext:value-type="float">
            <text:p>2389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9829" calcext:value-type="float">
            <text:p>1898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7026" calcext:value-type="float">
            <text:p>1770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205" calcext:value-type="float">
            <text:p>2022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5289" calcext:value-type="float">
            <text:p>2252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5128" calcext:value-type="float">
            <text:p>1751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822" calcext:value-type="float">
            <text:p>288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825" calcext:value-type="float">
            <text:p>298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5517" calcext:value-type="float">
            <text:p>1355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5180" calcext:value-type="float">
            <text:p>24518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2824" calcext:value-type="float">
            <text:p>222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7517" calcext:value-type="float">
            <text:p>2175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8286" calcext:value-type="float">
            <text:p>2282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4372" calcext:value-type="float">
            <text:p>1843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7854" calcext:value-type="float">
            <text:p>2478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518" calcext:value-type="float">
            <text:p>1665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635" calcext:value-type="float">
            <text:p>196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815" calcext:value-type="float">
            <text:p>198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3258" calcext:value-type="float">
            <text:p>332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5987" calcext:value-type="float">
            <text:p>1259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4558" calcext:value-type="float">
            <text:p>1945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3981" calcext:value-type="float">
            <text:p>2039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8330" calcext:value-type="float">
            <text:p>1983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8337" calcext:value-type="float">
            <text:p>2283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9083" calcext:value-type="float">
            <text:p>1590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967" calcext:value-type="float">
            <text:p>439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847" calcext:value-type="float">
            <text:p>198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972" calcext:value-type="float">
            <text:p>199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97" calcext:value-type="float">
            <text:p>200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289" calcext:value-type="float">
            <text:p>192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770" calcext:value-type="float">
            <text:p>187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59" calcext:value-type="float">
            <text:p>199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418" calcext:value-type="float">
            <text:p>194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696" calcext:value-type="float">
            <text:p>486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879" calcext:value-type="float">
            <text:p>488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9494" calcext:value-type="float">
            <text:p>894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6196" calcext:value-type="float">
            <text:p>1961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998" calcext:value-type="float">
            <text:p>2259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2357" calcext:value-type="float">
            <text:p>1623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2976" calcext:value-type="float">
            <text:p>1529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8423" calcext:value-type="float">
            <text:p>984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3248" calcext:value-type="float">
            <text:p>1332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1150" calcext:value-type="float">
            <text:p>1611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3420" calcext:value-type="float">
            <text:p>1434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196" calcext:value-type="float">
            <text:p>371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3201" calcext:value-type="float">
            <text:p>43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109" calcext:value-type="float">
            <text:p>331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6985" calcext:value-type="float">
            <text:p>569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1606" calcext:value-type="float">
            <text:p>616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6879" calcext:value-type="float">
            <text:p>6687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1811" calcext:value-type="float">
            <text:p>718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5745" calcext:value-type="float">
            <text:p>757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5754" calcext:value-type="float">
            <text:p>757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636" calcext:value-type="float">
            <text:p>596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38" calcext:value-type="float">
            <text:p>483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373" calcext:value-type="float">
            <text:p>153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920" calcext:value-type="float">
            <text:p>339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6561" calcext:value-type="float">
            <text:p>365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9887" calcext:value-type="float">
            <text:p>598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0320" calcext:value-type="float">
            <text:p>703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1277" calcext:value-type="float">
            <text:p>612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1525" calcext:value-type="float">
            <text:p>715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4901" calcext:value-type="float">
            <text:p>749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669" calcext:value-type="float">
            <text:p>406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096" calcext:value-type="float">
            <text:p>440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5666" calcext:value-type="float">
            <text:p>556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774" calcext:value-type="float">
            <text:p>117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570" calcext:value-type="float">
            <text:p>4657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0963" calcext:value-type="float">
            <text:p>609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620" calcext:value-type="float">
            <text:p>576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4677" calcext:value-type="float">
            <text:p>546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1928" calcext:value-type="float">
            <text:p>719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6695" calcext:value-type="float">
            <text:p>666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251" calcext:value-type="float">
            <text:p>662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6462" calcext:value-type="float">
            <text:p>864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5914" calcext:value-type="float">
            <text:p>559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5887" calcext:value-type="float">
            <text:p>858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639" calcext:value-type="float">
            <text:p>386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78" calcext:value-type="float">
            <text:p>154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519" calcext:value-type="float">
            <text:p>155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193" calcext:value-type="float">
            <text:p>171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022" calcext:value-type="float">
            <text:p>290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5587" calcext:value-type="float">
            <text:p>5558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8581" calcext:value-type="float">
            <text:p>2858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992" calcext:value-type="float">
            <text:p>329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889" calcext:value-type="float">
            <text:p>2688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151" calcext:value-type="float">
            <text:p>171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157" calcext:value-type="float">
            <text:p>331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176" calcext:value-type="float">
            <text:p>1317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11" calcext:value-type="float">
            <text:p>150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101" calcext:value-type="float">
            <text:p>241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2033" calcext:value-type="float">
            <text:p>320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231" calcext:value-type="float">
            <text:p>442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5101" calcext:value-type="float">
            <text:p>351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6187" calcext:value-type="float">
            <text:p>361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0462" calcext:value-type="float">
            <text:p>304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964" calcext:value-type="float">
            <text:p>169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364" calcext:value-type="float">
            <text:p>363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6515" calcext:value-type="float">
            <text:p>365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591" calcext:value-type="float">
            <text:p>415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566" calcext:value-type="float">
            <text:p>565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2747" calcext:value-type="float">
            <text:p>527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3809" calcext:value-type="float">
            <text:p>338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961" calcext:value-type="float">
            <text:p>399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619" calcext:value-type="float">
            <text:p>266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8367" calcext:value-type="float">
            <text:p>483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1735" calcext:value-type="float">
            <text:p>417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277" calcext:value-type="float">
            <text:p>372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0572" calcext:value-type="float">
            <text:p>505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8820" calcext:value-type="float">
            <text:p>588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607" calcext:value-type="float">
            <text:p>286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997" calcext:value-type="float">
            <text:p>469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9389" calcext:value-type="float">
            <text:p>493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974" calcext:value-type="float">
            <text:p>139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591" calcext:value-type="float">
            <text:p>235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874" calcext:value-type="float">
            <text:p>2887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613" calcext:value-type="float">
            <text:p>146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974" calcext:value-type="float">
            <text:p>179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692" calcext:value-type="float">
            <text:p>176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920" calcext:value-type="float">
            <text:p>319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3268" calcext:value-type="float">
            <text:p>632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081" calcext:value-type="float">
            <text:p>700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4951" calcext:value-type="float">
            <text:p>849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007" calcext:value-type="float">
            <text:p>190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432" calcext:value-type="float">
            <text:p>174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6959" calcext:value-type="float">
            <text:p>369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973" calcext:value-type="float">
            <text:p>509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877" calcext:value-type="float">
            <text:p>1987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0689" calcext:value-type="float">
            <text:p>706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0554" calcext:value-type="float">
            <text:p>5055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3811" calcext:value-type="float">
            <text:p>538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8658" calcext:value-type="float">
            <text:p>586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790" calcext:value-type="float">
            <text:p>3579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7882" calcext:value-type="float">
            <text:p>3788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952" calcext:value-type="float">
            <text:p>1695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8520" calcext:value-type="float">
            <text:p>185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223" calcext:value-type="float">
            <text:p>182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454" calcext:value-type="float">
            <text:p>1745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269" calcext:value-type="float">
            <text:p>1826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206" calcext:value-type="float">
            <text:p>172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862" calcext:value-type="float">
            <text:p>178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265" calcext:value-type="float">
            <text:p>1726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615" calcext:value-type="float">
            <text:p>166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575" calcext:value-type="float">
            <text:p>175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699" calcext:value-type="float">
            <text:p>1769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773" calcext:value-type="float">
            <text:p>1777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883" calcext:value-type="float">
            <text:p>168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844" calcext:value-type="float">
            <text:p>158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963" calcext:value-type="float">
            <text:p>169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455" calcext:value-type="float">
            <text:p>1745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530" calcext:value-type="float">
            <text:p>1753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775" calcext:value-type="float">
            <text:p>147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538" calcext:value-type="float">
            <text:p>155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176" calcext:value-type="float">
            <text:p>151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785" calcext:value-type="float">
            <text:p>1478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362" calcext:value-type="float">
            <text:p>1736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801" calcext:value-type="float">
            <text:p>1680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609" calcext:value-type="float">
            <text:p>166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004" calcext:value-type="float">
            <text:p>170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913" calcext:value-type="float">
            <text:p>169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702" calcext:value-type="float">
            <text:p>1470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729" calcext:value-type="float">
            <text:p>157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801" calcext:value-type="float">
            <text:p>148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773" calcext:value-type="float">
            <text:p>1777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365" calcext:value-type="float">
            <text:p>263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631" calcext:value-type="float">
            <text:p>146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997" calcext:value-type="float">
            <text:p>199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931" calcext:value-type="float">
            <text:p>179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740" calcext:value-type="float">
            <text:p>1774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658" calcext:value-type="float">
            <text:p>176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418" calcext:value-type="float">
            <text:p>184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307" calcext:value-type="float">
            <text:p>193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439" calcext:value-type="float">
            <text:p>184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237" calcext:value-type="float">
            <text:p>1523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524" calcext:value-type="float">
            <text:p>125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334" calcext:value-type="float">
            <text:p>1633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660" calcext:value-type="float">
            <text:p>146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434" calcext:value-type="float">
            <text:p>1743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2150" calcext:value-type="float">
            <text:p>4215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0064" calcext:value-type="float">
            <text:p>700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463" calcext:value-type="float">
            <text:p>5346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1425" calcext:value-type="float">
            <text:p>514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1379" calcext:value-type="float">
            <text:p>5137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964" calcext:value-type="float">
            <text:p>429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4808" calcext:value-type="float">
            <text:p>348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4307" calcext:value-type="float">
            <text:p>543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9911" calcext:value-type="float">
            <text:p>499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9072" calcext:value-type="float">
            <text:p>4907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5954" calcext:value-type="float">
            <text:p>6595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7257" calcext:value-type="float">
            <text:p>4725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4413" calcext:value-type="float">
            <text:p>544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2538" calcext:value-type="float">
            <text:p>5253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8208" calcext:value-type="float">
            <text:p>282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661" calcext:value-type="float">
            <text:p>1466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543" calcext:value-type="float">
            <text:p>4354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7066" calcext:value-type="float">
            <text:p>370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890" calcext:value-type="float">
            <text:p>4389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9552" calcext:value-type="float">
            <text:p>5955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5456" calcext:value-type="float">
            <text:p>4545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095" calcext:value-type="float">
            <text:p>4309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5706" calcext:value-type="float">
            <text:p>557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4443" calcext:value-type="float">
            <text:p>644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2777" calcext:value-type="float">
            <text:p>527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765" calcext:value-type="float">
            <text:p>2576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8353" calcext:value-type="float">
            <text:p>383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0255" calcext:value-type="float">
            <text:p>502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5433" calcext:value-type="float">
            <text:p>5543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2401" calcext:value-type="float">
            <text:p>524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941" calcext:value-type="float">
            <text:p>489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028" calcext:value-type="float">
            <text:p>520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3310" calcext:value-type="float">
            <text:p>533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7094" calcext:value-type="float">
            <text:p>470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513" calcext:value-type="float">
            <text:p>4151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1960" calcext:value-type="float">
            <text:p>619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057" calcext:value-type="float">
            <text:p>150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163" calcext:value-type="float">
            <text:p>151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735" calcext:value-type="float">
            <text:p>1173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926" calcext:value-type="float">
            <text:p>1192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087" calcext:value-type="float">
            <text:p>140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934" calcext:value-type="float">
            <text:p>1493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128" calcext:value-type="float">
            <text:p>111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068" calcext:value-type="float">
            <text:p>130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998" calcext:value-type="float">
            <text:p>2599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579" calcext:value-type="float">
            <text:p>3057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0653" calcext:value-type="float">
            <text:p>506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6383" calcext:value-type="float">
            <text:p>3638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667" calcext:value-type="float">
            <text:p>3666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244" calcext:value-type="float">
            <text:p>3224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736" calcext:value-type="float">
            <text:p>227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066" calcext:value-type="float">
            <text:p>2506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2269" calcext:value-type="float">
            <text:p>3226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1226" calcext:value-type="float">
            <text:p>3122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2381" calcext:value-type="float">
            <text:p>323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883" calcext:value-type="float">
            <text:p>2988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211" calcext:value-type="float">
            <text:p>392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623" calcext:value-type="float">
            <text:p>1362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623" calcext:value-type="float">
            <text:p>1362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897" calcext:value-type="float">
            <text:p>1689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8576" calcext:value-type="float">
            <text:p>285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392" calcext:value-type="float">
            <text:p>4039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713" calcext:value-type="float">
            <text:p>427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906" calcext:value-type="float">
            <text:p>449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3066" calcext:value-type="float">
            <text:p>330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080" calcext:value-type="float">
            <text:p>300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3952" calcext:value-type="float">
            <text:p>2395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820" calcext:value-type="float">
            <text:p>208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278" calcext:value-type="float">
            <text:p>5627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0267" calcext:value-type="float">
            <text:p>1402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664" calcext:value-type="float">
            <text:p>6166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2654" calcext:value-type="float">
            <text:p>14265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6486" calcext:value-type="float">
            <text:p>11648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7791" calcext:value-type="float">
            <text:p>12779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0646" calcext:value-type="float">
            <text:p>9064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4474" calcext:value-type="float">
            <text:p>1144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2433" calcext:value-type="float">
            <text:p>8243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7085" calcext:value-type="float">
            <text:p>4708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7085" calcext:value-type="float">
            <text:p>4708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8718" calcext:value-type="float">
            <text:p>287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4392" calcext:value-type="float">
            <text:p>5439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8522" calcext:value-type="float">
            <text:p>6852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3965" calcext:value-type="float">
            <text:p>10396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3039" calcext:value-type="float">
            <text:p>9303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7133" calcext:value-type="float">
            <text:p>7713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2898" calcext:value-type="float">
            <text:p>928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2910" calcext:value-type="float">
            <text:p>1029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6115" calcext:value-type="float">
            <text:p>661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732" calcext:value-type="float">
            <text:p>2673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2529" calcext:value-type="float">
            <text:p>8252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3488" calcext:value-type="float">
            <text:p>7348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7048" calcext:value-type="float">
            <text:p>6704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7854" calcext:value-type="float">
            <text:p>6785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9416" calcext:value-type="float">
            <text:p>594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0788" calcext:value-type="float">
            <text:p>6078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2045" calcext:value-type="float">
            <text:p>8204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0375" calcext:value-type="float">
            <text:p>403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8435" calcext:value-type="float">
            <text:p>4843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6723" calcext:value-type="float">
            <text:p>1672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1131" calcext:value-type="float">
            <text:p>3113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259" calcext:value-type="float">
            <text:p>392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1150" calcext:value-type="float">
            <text:p>31150</text:p>
          </table:table-cell>
        </table:table-row>
      </table:table>
      <table:table table:name="origin_B_2019.12.16_13.40.04_for2000s_100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3748" calcext:value-type="float">
            <text:p>4374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8544" calcext:value-type="float">
            <text:p>1854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6102" calcext:value-type="float">
            <text:p>2610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3682" calcext:value-type="float">
            <text:p>1368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6271" calcext:value-type="float">
            <text:p>1627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0286" calcext:value-type="float">
            <text:p>4028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9201" calcext:value-type="float">
            <text:p>4920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6564" calcext:value-type="float">
            <text:p>3656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3616" calcext:value-type="float">
            <text:p>1361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9787" calcext:value-type="float">
            <text:p>1978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8007" calcext:value-type="float">
            <text:p>1800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7918" calcext:value-type="float">
            <text:p>1791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8841" calcext:value-type="float">
            <text:p>1884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6467" calcext:value-type="float">
            <text:p>26467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3713" calcext:value-type="float">
            <text:p>5371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7392" calcext:value-type="float">
            <text:p>6739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7520" calcext:value-type="float">
            <text:p>375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8179" calcext:value-type="float">
            <text:p>3817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8975" calcext:value-type="float">
            <text:p>2897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48895" calcext:value-type="float">
            <text:p>4889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6765" calcext:value-type="float">
            <text:p>5676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80729" calcext:value-type="float">
            <text:p>8072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94136" calcext:value-type="float">
            <text:p>9413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7411" calcext:value-type="float">
            <text:p>6741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0931" calcext:value-type="float">
            <text:p>7093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70431" calcext:value-type="float">
            <text:p>7043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8365" calcext:value-type="float">
            <text:p>3836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1687" calcext:value-type="float">
            <text:p>4168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5979" calcext:value-type="float">
            <text:p>15979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2506" calcext:value-type="float">
            <text:p>1250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66" calcext:value-type="float">
            <text:p>1446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6646" calcext:value-type="float">
            <text:p>1664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131" calcext:value-type="float">
            <text:p>1513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5933" calcext:value-type="float">
            <text:p>3593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9396" calcext:value-type="float">
            <text:p>4939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2066" calcext:value-type="float">
            <text:p>4206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0306" calcext:value-type="float">
            <text:p>2030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057" calcext:value-type="float">
            <text:p>1005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849" calcext:value-type="float">
            <text:p>1584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6040" calcext:value-type="float">
            <text:p>1604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5404" calcext:value-type="float">
            <text:p>15404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807" calcext:value-type="float">
            <text:p>1480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57" calcext:value-type="float">
            <text:p>1445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6382" calcext:value-type="float">
            <text:p>1638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5711" calcext:value-type="float">
            <text:p>1571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864" calcext:value-type="float">
            <text:p>1586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5922" calcext:value-type="float">
            <text:p>1592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989" calcext:value-type="float">
            <text:p>1498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693" calcext:value-type="float">
            <text:p>1569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136" calcext:value-type="float">
            <text:p>1413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778" calcext:value-type="float">
            <text:p>1477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127" calcext:value-type="float">
            <text:p>1512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6680" calcext:value-type="float">
            <text:p>1668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738" calcext:value-type="float">
            <text:p>1573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32" calcext:value-type="float">
            <text:p>1443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7124" calcext:value-type="float">
            <text:p>1712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1302" calcext:value-type="float">
            <text:p>2130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8674" calcext:value-type="float">
            <text:p>4867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9692" calcext:value-type="float">
            <text:p>3969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57588" calcext:value-type="float">
            <text:p>5758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0558" calcext:value-type="float">
            <text:p>3055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7573" calcext:value-type="float">
            <text:p>3757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5128" calcext:value-type="float">
            <text:p>4512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6583" calcext:value-type="float">
            <text:p>2658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0809" calcext:value-type="float">
            <text:p>7080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2158" calcext:value-type="float">
            <text:p>4215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7981" calcext:value-type="float">
            <text:p>6798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1756" calcext:value-type="float">
            <text:p>61756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7176" calcext:value-type="float">
            <text:p>6717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1536" calcext:value-type="float">
            <text:p>6153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51413" calcext:value-type="float">
            <text:p>5141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5262" calcext:value-type="float">
            <text:p>3526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7587" calcext:value-type="float">
            <text:p>3758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4849" calcext:value-type="float">
            <text:p>3484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38345" calcext:value-type="float">
            <text:p>3834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1507" calcext:value-type="float">
            <text:p>4150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9056" calcext:value-type="float">
            <text:p>5905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4088" calcext:value-type="float">
            <text:p>4408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0184" calcext:value-type="float">
            <text:p>40184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7464" calcext:value-type="float">
            <text:p>3746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0346" calcext:value-type="float">
            <text:p>4034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53280" calcext:value-type="float">
            <text:p>5328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8248" calcext:value-type="float">
            <text:p>3824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381" calcext:value-type="float">
            <text:p>4038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5205" calcext:value-type="float">
            <text:p>3520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237" calcext:value-type="float">
            <text:p>4023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9414" calcext:value-type="float">
            <text:p>3941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3662" calcext:value-type="float">
            <text:p>4366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3171" calcext:value-type="float">
            <text:p>4317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1480" calcext:value-type="float">
            <text:p>4148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6521" calcext:value-type="float">
            <text:p>3652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3928" calcext:value-type="float">
            <text:p>4392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2343" calcext:value-type="float">
            <text:p>4234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8459" calcext:value-type="float">
            <text:p>3845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8459" calcext:value-type="float">
            <text:p>3845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2693" calcext:value-type="float">
            <text:p>2269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6833" calcext:value-type="float">
            <text:p>2683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7671" calcext:value-type="float">
            <text:p>2767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6967" calcext:value-type="float">
            <text:p>3696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8782" calcext:value-type="float">
            <text:p>2878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206" calcext:value-type="float">
            <text:p>3220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0519" calcext:value-type="float">
            <text:p>4051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0154" calcext:value-type="float">
            <text:p>3015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9858" calcext:value-type="float">
            <text:p>4985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1943" calcext:value-type="float">
            <text:p>4194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6783" calcext:value-type="float">
            <text:p>3678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527" calcext:value-type="float">
            <text:p>1552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6755" calcext:value-type="float">
            <text:p>2675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6832" calcext:value-type="float">
            <text:p>3683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8763" calcext:value-type="float">
            <text:p>3876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7297" calcext:value-type="float">
            <text:p>3729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0213" calcext:value-type="float">
            <text:p>30213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2546" calcext:value-type="float">
            <text:p>3254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6918" calcext:value-type="float">
            <text:p>2691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37337" calcext:value-type="float">
            <text:p>3733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0220" calcext:value-type="float">
            <text:p>3022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7189" calcext:value-type="float">
            <text:p>1718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7537" calcext:value-type="float">
            <text:p>1753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0302" calcext:value-type="float">
            <text:p>3030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0162" calcext:value-type="float">
            <text:p>4016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1867" calcext:value-type="float">
            <text:p>4186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3449" calcext:value-type="float">
            <text:p>2344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8067" calcext:value-type="float">
            <text:p>3806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3849" calcext:value-type="float">
            <text:p>2384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8920" calcext:value-type="float">
            <text:p>1892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0445" calcext:value-type="float">
            <text:p>3044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1220" calcext:value-type="float">
            <text:p>3122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0126" calcext:value-type="float">
            <text:p>3012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1585" calcext:value-type="float">
            <text:p>3158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9140" calcext:value-type="float">
            <text:p>2914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7309" calcext:value-type="float">
            <text:p>27309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7196" calcext:value-type="float">
            <text:p>2719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6842" calcext:value-type="float">
            <text:p>16684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31962" calcext:value-type="float">
            <text:p>13196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7354" calcext:value-type="float">
            <text:p>1735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81850" calcext:value-type="float">
            <text:p>18185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35690" calcext:value-type="float">
            <text:p>23569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26146" calcext:value-type="float">
            <text:p>22614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08426" calcext:value-type="float">
            <text:p>20842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16540" calcext:value-type="float">
            <text:p>21654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96131" calcext:value-type="float">
            <text:p>19613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06923" calcext:value-type="float">
            <text:p>20692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5952" calcext:value-type="float">
            <text:p>16595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81854" calcext:value-type="float">
            <text:p>18185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55367" calcext:value-type="float">
            <text:p>5536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00952" calcext:value-type="float">
            <text:p>20095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30398" calcext:value-type="float">
            <text:p>23039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15276" calcext:value-type="float">
            <text:p>21527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96150" calcext:value-type="float">
            <text:p>19615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04424" calcext:value-type="float">
            <text:p>20442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13530" calcext:value-type="float">
            <text:p>21353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12106" calcext:value-type="float">
            <text:p>21210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14812" calcext:value-type="float">
            <text:p>21481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12630" calcext:value-type="float">
            <text:p>21263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02395" calcext:value-type="float">
            <text:p>202395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1537" calcext:value-type="float">
            <text:p>2153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28098" calcext:value-type="float">
            <text:p>128098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41716" calcext:value-type="float">
            <text:p>24171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63811" calcext:value-type="float">
            <text:p>26381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17165" calcext:value-type="float">
            <text:p>21716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70196" calcext:value-type="float">
            <text:p>17019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86909" calcext:value-type="float">
            <text:p>18690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8412" calcext:value-type="float">
            <text:p>17841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3115" calcext:value-type="float">
            <text:p>16311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52861" calcext:value-type="float">
            <text:p>15286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65210" calcext:value-type="float">
            <text:p>16521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16756" calcext:value-type="float">
            <text:p>11675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47462" calcext:value-type="float">
            <text:p>4746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24512" calcext:value-type="float">
            <text:p>22451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22637" calcext:value-type="float">
            <text:p>22263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40491" calcext:value-type="float">
            <text:p>24049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72496" calcext:value-type="float">
            <text:p>17249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66084" calcext:value-type="float">
            <text:p>16608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74984" calcext:value-type="float">
            <text:p>17498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76408" calcext:value-type="float">
            <text:p>17640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78673" calcext:value-type="float">
            <text:p>17867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85736" calcext:value-type="float">
            <text:p>18573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74582" calcext:value-type="float">
            <text:p>17458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2328" calcext:value-type="float">
            <text:p>6232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11231" calcext:value-type="float">
            <text:p>21123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22617" calcext:value-type="float">
            <text:p>22261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80783" calcext:value-type="float">
            <text:p>18078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80441" calcext:value-type="float">
            <text:p>18044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92202" calcext:value-type="float">
            <text:p>19220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95201" calcext:value-type="float">
            <text:p>19520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88407" calcext:value-type="float">
            <text:p>18840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86622" calcext:value-type="float">
            <text:p>18662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03935" calcext:value-type="float">
            <text:p>203935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77714" calcext:value-type="float">
            <text:p>177714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82660" calcext:value-type="float">
            <text:p>18266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1851" calcext:value-type="float">
            <text:p>1185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36808" calcext:value-type="float">
            <text:p>13680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89813" calcext:value-type="float">
            <text:p>28981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92556" calcext:value-type="float">
            <text:p>19255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13145" calcext:value-type="float">
            <text:p>213145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47637" calcext:value-type="float">
            <text:p>2476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9045" calcext:value-type="float">
            <text:p>22904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04035" calcext:value-type="float">
            <text:p>20403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55761" calcext:value-type="float">
            <text:p>15576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14934" calcext:value-type="float">
            <text:p>11493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1104" calcext:value-type="float">
            <text:p>61104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2740" calcext:value-type="float">
            <text:p>3274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1754" calcext:value-type="float">
            <text:p>6175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7672" calcext:value-type="float">
            <text:p>6767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76213" calcext:value-type="float">
            <text:p>7621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49677" calcext:value-type="float">
            <text:p>49677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48029" calcext:value-type="float">
            <text:p>4802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5219" calcext:value-type="float">
            <text:p>55219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1246" calcext:value-type="float">
            <text:p>6124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70055" calcext:value-type="float">
            <text:p>7005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1692" calcext:value-type="float">
            <text:p>7169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52751" calcext:value-type="float">
            <text:p>5275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2605" calcext:value-type="float">
            <text:p>62605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79405" calcext:value-type="float">
            <text:p>179405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24228" calcext:value-type="float">
            <text:p>12422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17614" calcext:value-type="float">
            <text:p>11761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86938" calcext:value-type="float">
            <text:p>8693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70561" calcext:value-type="float">
            <text:p>7056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80182" calcext:value-type="float">
            <text:p>8018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3737" calcext:value-type="float">
            <text:p>8373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88860" calcext:value-type="float">
            <text:p>8886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95423" calcext:value-type="float">
            <text:p>9542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2839" calcext:value-type="float">
            <text:p>2283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9386" calcext:value-type="float">
            <text:p>2938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9879" calcext:value-type="float">
            <text:p>29879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9811" calcext:value-type="float">
            <text:p>2981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0271" calcext:value-type="float">
            <text:p>3027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0943" calcext:value-type="float">
            <text:p>3094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9129" calcext:value-type="float">
            <text:p>6912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94548" calcext:value-type="float">
            <text:p>19454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95371" calcext:value-type="float">
            <text:p>19537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57664" calcext:value-type="float">
            <text:p>15766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95619" calcext:value-type="float">
            <text:p>9561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4164" calcext:value-type="float">
            <text:p>24164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4440" calcext:value-type="float">
            <text:p>2444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3538" calcext:value-type="float">
            <text:p>23538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4194" calcext:value-type="float">
            <text:p>24194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4376" calcext:value-type="float">
            <text:p>2437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4017" calcext:value-type="float">
            <text:p>2401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3522" calcext:value-type="float">
            <text:p>2352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4242" calcext:value-type="float">
            <text:p>2424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4193" calcext:value-type="float">
            <text:p>24193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9965" calcext:value-type="float">
            <text:p>19965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486" calcext:value-type="float">
            <text:p>1448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6424" calcext:value-type="float">
            <text:p>2642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8682" calcext:value-type="float">
            <text:p>5868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71485" calcext:value-type="float">
            <text:p>171485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67750" calcext:value-type="float">
            <text:p>16775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56579" calcext:value-type="float">
            <text:p>156579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45863" calcext:value-type="float">
            <text:p>24586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09451" calcext:value-type="float">
            <text:p>20945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13364" calcext:value-type="float">
            <text:p>213364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3974" calcext:value-type="float">
            <text:p>33974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3974" calcext:value-type="float">
            <text:p>3397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7710" calcext:value-type="float">
            <text:p>1771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0301" calcext:value-type="float">
            <text:p>2030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0548" calcext:value-type="float">
            <text:p>2054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0049" calcext:value-type="float">
            <text:p>70049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14398" calcext:value-type="float">
            <text:p>214398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97964" calcext:value-type="float">
            <text:p>19796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36174" calcext:value-type="float">
            <text:p>136174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81053" calcext:value-type="float">
            <text:p>18105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39204" calcext:value-type="float">
            <text:p>139204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43711" calcext:value-type="float">
            <text:p>14371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22565" calcext:value-type="float">
            <text:p>122565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4331" calcext:value-type="float">
            <text:p>7433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96704" calcext:value-type="float">
            <text:p>96704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35537" calcext:value-type="float">
            <text:p>13553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52593" calcext:value-type="float">
            <text:p>15259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17520" calcext:value-type="float">
            <text:p>11752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05336" calcext:value-type="float">
            <text:p>10533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10283" calcext:value-type="float">
            <text:p>11028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7408" calcext:value-type="float">
            <text:p>10740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21586" calcext:value-type="float">
            <text:p>12158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51698" calcext:value-type="float">
            <text:p>5169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5540" calcext:value-type="float">
            <text:p>5554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87422" calcext:value-type="float">
            <text:p>8742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88523" calcext:value-type="float">
            <text:p>8852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82604" calcext:value-type="float">
            <text:p>8260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7301" calcext:value-type="float">
            <text:p>8730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87474" calcext:value-type="float">
            <text:p>8747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90496" calcext:value-type="float">
            <text:p>9049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82325" calcext:value-type="float">
            <text:p>8232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89992" calcext:value-type="float">
            <text:p>8999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91872" calcext:value-type="float">
            <text:p>9187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91236" calcext:value-type="float">
            <text:p>91236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9319" calcext:value-type="float">
            <text:p>931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7854" calcext:value-type="float">
            <text:p>5785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8907" calcext:value-type="float">
            <text:p>7890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2008" calcext:value-type="float">
            <text:p>7200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58268" calcext:value-type="float">
            <text:p>5826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2733" calcext:value-type="float">
            <text:p>5273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57497" calcext:value-type="float">
            <text:p>5749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54255" calcext:value-type="float">
            <text:p>54255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7137" calcext:value-type="float">
            <text:p>67137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3918" calcext:value-type="float">
            <text:p>6391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9702" calcext:value-type="float">
            <text:p>3970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9702" calcext:value-type="float">
            <text:p>3970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59410" calcext:value-type="float">
            <text:p>5941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4156" calcext:value-type="float">
            <text:p>6415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70585" calcext:value-type="float">
            <text:p>70585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58742" calcext:value-type="float">
            <text:p>5874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1598" calcext:value-type="float">
            <text:p>515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7788" calcext:value-type="float">
            <text:p>6778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0084" calcext:value-type="float">
            <text:p>6008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5215" calcext:value-type="float">
            <text:p>65215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8373" calcext:value-type="float">
            <text:p>6837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7445" calcext:value-type="float">
            <text:p>6744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7180" calcext:value-type="float">
            <text:p>1718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6392" calcext:value-type="float">
            <text:p>4639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0980" calcext:value-type="float">
            <text:p>6098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9489" calcext:value-type="float">
            <text:p>59489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0126" calcext:value-type="float">
            <text:p>6012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58202" calcext:value-type="float">
            <text:p>58202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50635" calcext:value-type="float">
            <text:p>50635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5403" calcext:value-type="float">
            <text:p>6540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50654" calcext:value-type="float">
            <text:p>50654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5607" calcext:value-type="float">
            <text:p>45607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3302" calcext:value-type="float">
            <text:p>2330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1766" calcext:value-type="float">
            <text:p>3176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3698" calcext:value-type="float">
            <text:p>43698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56519" calcext:value-type="float">
            <text:p>56519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79522" calcext:value-type="float">
            <text:p>7952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2241" calcext:value-type="float">
            <text:p>7224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72889" calcext:value-type="float">
            <text:p>72889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7887" calcext:value-type="float">
            <text:p>6788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2614" calcext:value-type="float">
            <text:p>6261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4217" calcext:value-type="float">
            <text:p>64217</text:p>
          </table:table-cell>
        </table:table-row>
      </table:table>
      <table:table table:name="origin_B_2020.02.13_13.03.24_driving_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607" calcext:value-type="float">
            <text:p>146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205" calcext:value-type="float">
            <text:p>14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22" calcext:value-type="float">
            <text:p>151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87" calcext:value-type="float">
            <text:p>215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154" calcext:value-type="float">
            <text:p>151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752" calcext:value-type="float">
            <text:p>16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772" calcext:value-type="float">
            <text:p>187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08" calcext:value-type="float">
            <text:p>134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8" calcext:value-type="float">
            <text:p>111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74" calcext:value-type="float">
            <text:p>160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494" calcext:value-type="float">
            <text:p>154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94" calcext:value-type="float">
            <text:p>100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90" calcext:value-type="float">
            <text:p>146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443" calcext:value-type="float">
            <text:p>114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255" calcext:value-type="float">
            <text:p>13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55" calcext:value-type="float">
            <text:p>132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612" calcext:value-type="float">
            <text:p>166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452" calcext:value-type="float">
            <text:p>174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310" calcext:value-type="float">
            <text:p>173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330" calcext:value-type="float">
            <text:p>173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476" calcext:value-type="float">
            <text:p>154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631" calcext:value-type="float">
            <text:p>176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624" calcext:value-type="float">
            <text:p>166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93" calcext:value-type="float">
            <text:p>106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079" calcext:value-type="float">
            <text:p>220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346" calcext:value-type="float">
            <text:p>163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62" calcext:value-type="float">
            <text:p>127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441" calcext:value-type="float">
            <text:p>134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83" calcext:value-type="float">
            <text:p>150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72" calcext:value-type="float">
            <text:p>147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86" calcext:value-type="float">
            <text:p>121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272" calcext:value-type="float">
            <text:p>112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452" calcext:value-type="float">
            <text:p>174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241" calcext:value-type="float">
            <text:p>172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414" calcext:value-type="float">
            <text:p>114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777" calcext:value-type="float">
            <text:p>97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852" calcext:value-type="float">
            <text:p>138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072" calcext:value-type="float">
            <text:p>120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689" calcext:value-type="float">
            <text:p>1068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59" calcext:value-type="float">
            <text:p>975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738" calcext:value-type="float">
            <text:p>137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205" calcext:value-type="float">
            <text:p>132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854" calcext:value-type="float">
            <text:p>198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858" calcext:value-type="float">
            <text:p>138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062" calcext:value-type="float">
            <text:p>130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108" calcext:value-type="float">
            <text:p>151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826" calcext:value-type="float">
            <text:p>128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587" calcext:value-type="float">
            <text:p>105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340" calcext:value-type="float">
            <text:p>213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501" calcext:value-type="float">
            <text:p>295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87" calcext:value-type="float">
            <text:p>2628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944" calcext:value-type="float">
            <text:p>1594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383" calcext:value-type="float">
            <text:p>113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706" calcext:value-type="float">
            <text:p>197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626" calcext:value-type="float">
            <text:p>116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898" calcext:value-type="float">
            <text:p>118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207" calcext:value-type="float">
            <text:p>152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864" calcext:value-type="float">
            <text:p>1486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757" calcext:value-type="float">
            <text:p>1375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979" calcext:value-type="float">
            <text:p>109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57" calcext:value-type="float">
            <text:p>141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012" calcext:value-type="float">
            <text:p>210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926" calcext:value-type="float">
            <text:p>149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630" calcext:value-type="float">
            <text:p>186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309" calcext:value-type="float">
            <text:p>1630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07" calcext:value-type="float">
            <text:p>231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453" calcext:value-type="float">
            <text:p>264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352" calcext:value-type="float">
            <text:p>223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054" calcext:value-type="float">
            <text:p>1205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643" calcext:value-type="float">
            <text:p>1364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421" calcext:value-type="float">
            <text:p>154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214" calcext:value-type="float">
            <text:p>921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029" calcext:value-type="float">
            <text:p>902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112" calcext:value-type="float">
            <text:p>111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7257" calcext:value-type="float">
            <text:p>172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559" calcext:value-type="float">
            <text:p>95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834" calcext:value-type="float">
            <text:p>1583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982" calcext:value-type="float">
            <text:p>1398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347" calcext:value-type="float">
            <text:p>133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663" calcext:value-type="float">
            <text:p>1266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648" calcext:value-type="float">
            <text:p>146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556" calcext:value-type="float">
            <text:p>155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914" calcext:value-type="float">
            <text:p>119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799" calcext:value-type="float">
            <text:p>1379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255" calcext:value-type="float">
            <text:p>1225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397" calcext:value-type="float">
            <text:p>103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809" calcext:value-type="float">
            <text:p>1480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789" calcext:value-type="float">
            <text:p>147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981" calcext:value-type="float">
            <text:p>1598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925" calcext:value-type="float">
            <text:p>11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883" calcext:value-type="float">
            <text:p>1088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582" calcext:value-type="float">
            <text:p>1058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483" calcext:value-type="float">
            <text:p>164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944" calcext:value-type="float">
            <text:p>1494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287" calcext:value-type="float">
            <text:p>1328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407" calcext:value-type="float">
            <text:p>104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635" calcext:value-type="float">
            <text:p>1463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406" calcext:value-type="float">
            <text:p>84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733" calcext:value-type="float">
            <text:p>87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897" calcext:value-type="float">
            <text:p>108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93" calcext:value-type="float">
            <text:p>1449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1123" calcext:value-type="float">
            <text:p>211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145" calcext:value-type="float">
            <text:p>1114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514" calcext:value-type="float">
            <text:p>1351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190" calcext:value-type="float">
            <text:p>1119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260" calcext:value-type="float">
            <text:p>7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2:30:48.780571069</meta:creation-date>
    <meta:generator>LibreOffice/6.0.7.3$Linux_X86_64 LibreOffice_project/00m0$Build-3</meta:generator>
    <dc:date>2020-06-23T15:14:01.085424225</dc:date>
    <meta:editing-duration>PT2H28M52S</meta:editing-duration>
    <meta:editing-cycles>3</meta:editing-cycles>
    <meta:document-statistic meta:table-count="4" meta:cell-count="3866" meta:object-count="0"/>
  </office:meta>
</office:document-meta>
</file>